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ustomer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phoneNumber</text:p>
          </table:table-cell>
          <table:table-cell office:value-type="string">
            <text:p>homeAddress</text:p>
          </table:table-cell>
          <table:table-cell office:value-type="string">
            <text:p>work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ry</text:p>
          </table:table-cell>
          <table:table-cell office:value-type="string">
            <text:p>Potter</text:p>
          </table:table-cell>
          <table:table-cell office:value-type="string">
            <text:p>+44 0206 987-12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n</text:p>
          </table:table-cell>
          <table:table-cell office:value-type="string">
            <text:p>Weasley</text:p>
          </table:table-cell>
          <table:table-cell office:value-type="string">
            <text:p>+44 0206 987-11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rmione</text:p>
          </table:table-cell>
          <table:table-cell office:value-type="string">
            <text:p>Granger</text:p>
          </table:table-cell>
          <table:table-cell office:value-type="string">
            <text:p>+44 0206 987-663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ville</text:p>
          </table:table-cell>
          <table:table-cell office:value-type="string">
            <text:p>Longbottom</text:p>
          </table:table-cell>
          <table:table-cell office:value-type="string">
            <text:p>+44 0206 987-515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an</text:p>
          </table:table-cell>
          <table:table-cell office:value-type="string">
            <text:p>Thomas</text:p>
          </table:table-cell>
          <table:table-cell office:value-type="string">
            <text:p>+44 0206 987-5157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amus</text:p>
          </table:table-cell>
          <table:table-cell office:value-type="string">
            <text:p>Finnigan</text:p>
          </table:table-cell>
          <table:table-cell office:value-type="string">
            <text:p>+44 0206 987-7467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inny</text:p>
          </table:table-cell>
          <table:table-cell office:value-type="string">
            <text:p>Weasley</text:p>
          </table:table-cell>
          <table:table-cell office:value-type="string">
            <text:p>+44 0206 987-272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e</text:p>
          </table:table-cell>
          <table:table-cell office:value-type="string">
            <text:p>Jordan</text:p>
          </table:table-cell>
          <table:table-cell office:value-type="string">
            <text:p>+44 0206 987-9713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ed</text:p>
          </table:table-cell>
          <table:table-cell office:value-type="string">
            <text:p>Weasley</text:p>
          </table:table-cell>
          <table:table-cell office:value-type="string">
            <text:p>+44 0206 987-397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Weasley</text:p>
          </table:table-cell>
          <table:table-cell office:value-type="string">
            <text:p>+44 0206 987-643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o</text:p>
          </table:table-cell>
          <table:table-cell office:value-type="string">
            <text:p>Chang</text:p>
          </table:table-cell>
          <table:table-cell office:value-type="string">
            <text:p>+44 0206 987-1793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una</text:p>
          </table:table-cell>
          <table:table-cell office:value-type="string">
            <text:p>Lovegood</text:p>
          </table:table-cell>
          <table:table-cell office:value-type="string">
            <text:p>+44 0206 987-786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rvati</text:p>
          </table:table-cell>
          <table:table-cell office:value-type="string">
            <text:p>Patil</text:p>
          </table:table-cell>
          <table:table-cell office:value-type="string">
            <text:p>+44 0206 987-2345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dma</text:p>
          </table:table-cell>
          <table:table-cell office:value-type="string">
            <text:p>Patil</text:p>
          </table:table-cell>
          <table:table-cell office:value-type="string">
            <text:p>+44 0206 413-5903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raco</text:p>
          </table:table-cell>
          <table:table-cell office:value-type="string">
            <text:p>Malfoy</text:p>
          </table:table-cell>
          <table:table-cell office:value-type="string">
            <text:p>+44 0206 987-2216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incent</text:p>
          </table:table-cell>
          <table:table-cell office:value-type="string">
            <text:p>Crabbe</text:p>
          </table:table-cell>
          <table:table-cell office:value-type="string">
            <text:p>+44 0206 987-9438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regory</text:p>
          </table:table-cell>
          <table:table-cell office:value-type="string">
            <text:p>Goyle</text:p>
          </table:table-cell>
          <table:table-cell office:value-type="string">
            <text:p>+44 0206 987-1178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enelope</text:p>
          </table:table-cell>
          <table:table-cell office:value-type="string">
            <text:p>Clearwater</text:p>
          </table:table-cell>
          <table:table-cell office:value-type="string">
            <text:p>+44 0206 987-9392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ustin</text:p>
          </table:table-cell>
          <table:table-cell office:value-type="string">
            <text:p>Finch-Fletchley</text:p>
          </table:table-cell>
          <table:table-cell office:value-type="string">
            <text:p>+44 0206 987-119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rnie</text:p>
          </table:table-cell>
          <table:table-cell office:value-type="string">
            <text:p>Macmillan</text:p>
          </table:table-cell>
          <table:table-cell office:value-type="string">
            <text:p>+44 0206 987-1059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edric</text:p>
          </table:table-cell>
          <table:table-cell office:value-type="string">
            <text:p>Diggory</text:p>
          </table:table-cell>
          <table:table-cell office:value-type="string">
            <text:p>+44 0206 987-7715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llicent</text:p>
          </table:table-cell>
          <table:table-cell office:value-type="string">
            <text:p>Bulstrode</text:p>
          </table:table-cell>
          <table:table-cell office:value-type="string">
            <text:p>+44 0206 987-4324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anna</text:p>
          </table:table-cell>
          <table:table-cell office:value-type="string">
            <text:p>Abbott</text:p>
          </table:table-cell>
          <table:table-cell office:value-type="string">
            <text:p>+44 0206 987-430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san</text:p>
          </table:table-cell>
          <table:table-cell office:value-type="string">
            <text:p>Bones</text:p>
          </table:table-cell>
          <table:table-cell office:value-type="string">
            <text:p>+44 0206 987-6544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leur</text:p>
          </table:table-cell>
          <table:table-cell office:value-type="string">
            <text:p>Delacour</text:p>
          </table:table-cell>
          <table:table-cell office:value-type="string">
            <text:p>+44 0206 987-9304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iktor</text:p>
          </table:table-cell>
          <table:table-cell office:value-type="string">
            <text:p>Krum</text:p>
          </table:table-cell>
          <table:table-cell office:value-type="string">
            <text:p>+44 0206 987-6317</text:p>
          </table:table-cell>
          <table:table-cell table:number-columns-repeated="2" office:value-type="string">
            <text:p>NUL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6/13/2017</text:date>, <text:time>21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 </meta:initial-creator>
    <meta:creation-date>2017-06-13T20:53:52.33</meta:creation-date>
    <dc:date>2017-06-13T21:29:03.41</dc:date>
    <dc:creator>cv </dc:creator>
    <meta:editing-duration>PT35M12S</meta:editing-duration>
    <meta:editing-cycles>1</meta:editing-cycles>
    <meta:document-statistic meta:table-count="3" meta:cell-count="162" meta:object-count="0"/>
    <meta:generator>OpenOffice/4.1.3$Win32 OpenOffice.org_project/413m1$Build-9783</meta:generator>
  </office:meta>
</office:document-meta>
</file>